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below&quot;;&quot;above&quot;;&quot;least color&quot;;&quot;most color&quot;;&quot;less than opponent&quot;;&quot;more than opponent&quot;;&quot;&quot;)" table:allow-empty-cell="true" table:display-list="unsorted" table:base-cell-address="Feuille1.A2">
          <table:error-message table:message-type="stop" table:display="true"/>
        </table:content-validation>
        <table:content-validation table:name="val2" table:condition="of:cell-content-is-in-list(&quot;blue&quot;;&quot;green&quot;;&quot;red&quot;;&quot;yellow&quot;)" table:allow-empty-cell="true" table:display-list="unsorted" table:base-cell-address="Feuille1.C2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table:content-validation-name="val1" office:value-type="string" calcext:value-type="string">
            <text:p>below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above</text:p>
          </table:table-cell>
          <table:table-cell office:value-type="float" office:value="20" calcext:value-type="float">
            <text:p>20</text:p>
          </table:table-cell>
          <table:table-cell table:content-validation-name="val2"/>
          <table:table-cell office:value-type="float" office:value="20" calcext:value-type="float">
            <text:p>20</text:p>
          </table:table-cell>
        </table:table-row>
        <table:table-row table:style-name="ro1">
          <table:table-cell table:content-validation-name="val1" office:value-type="string" calcext:value-type="string">
            <text:p>least color</text:p>
          </table:table-cell>
          <table:table-cell/>
          <table:table-cell table:content-validation-name="val2"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content-validation-name="val1" office:value-type="string" calcext:value-type="string">
            <text:p>most color</text:p>
          </table:table-cell>
          <table:table-cell/>
          <table:table-cell table:content-validation-name="val2"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content-validation-name="val1"/>
          <table:table-cell/>
          <table:table-cell table:content-validation-name="val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19:00:42.8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8:36:22.329000000</meta:creation-date>
    <dc:date>2021-10-09T19:49:14.102000000</dc:date>
    <meta:editing-duration>PT1H35S</meta:editing-duration>
    <meta:editing-cycles>4</meta:editing-cycles>
    <meta:generator>LibreOffice/7.0.1.2$Windows_X86_64 LibreOffice_project/7cbcfc562f6eb6708b5ff7d7397325de9e764452</meta:generator>
    <meta:document-statistic meta:table-count="1" meta:cell-count="17" meta:object-count="0"/>
  </office:meta>
</office:document-meta>
</file>